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49/settings.xml" manifest:media-type="text/xml"/>
  <manifest:file-entry manifest:full-path="Object 549/content.xml" manifest:media-type="text/xml"/>
  <manifest:file-entry manifest:full-path="Object 549/Configurations2/" manifest:media-type="application/vnd.sun.xml.ui.configuration"/>
  <manifest:file-entry manifest:full-path="Object 549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4/content.xml" manifest:media-type="text/xml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50/content.xml" manifest:media-type="text/xml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settings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content.xml" manifest:media-type="text/xml"/>
  <manifest:file-entry manifest:full-path="Object 504/settings.xml" manifest:media-type="text/xml"/>
  <manifest:file-entry manifest:full-path="Object 504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548/content.xml" manifest:media-type="text/xml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Replacements/Object 50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1" manifest:media-type=""/>
  <manifest:file-entry manifest:full-path="ObjectReplacements/Object 546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41/settings.xml" manifest:media-type="text/xml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16cm" fo:min-width="3.459cm" style:writing-mode="lr-tb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69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2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1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36cm"/>
      <style:paragraph-properties style:writing-mode="lr-tb"/>
    </style:style>
    <style:style style:name="gr22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23" style:family="graphic" style:parent-style-name="objectwithoutfill">
      <style:graphic-properties draw:stroke="dash" draw:stroke-dash="Long_20_Dot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.0999999046325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9.60000038146973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4.09999990463257pt" fo:font-weight="bold"/>
    </style:style>
    <style:style style:name="P7" style:family="paragraph">
      <loext:graphic-properties draw:fill="none" draw:fill-color="#ffffff"/>
      <style:text-properties fo:font-size="4.09999990463257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6.19999980926514pt" style:font-size-asian="9pt" style:font-size-complex="9pt"/>
    </style:style>
    <style:style style:name="P11" style:family="paragraph">
      <loext:graphic-properties draw:fill="none" draw:fill-color="#ffffff"/>
      <style:text-properties fo:font-size="6.19999980926514pt" style:font-size-asian="22pt" style:font-size-complex="2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.0999999046325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.09999990463257pt" fo:font-weight="bold"/>
    </style:style>
    <style:style style:name="T5" style:family="text">
      <style:text-properties fo:font-size="9.6000003814697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59cm" svg:height="3.266cm" svg:x="6.096cm" svg:y="2.58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2.5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6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11.5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01cm" svg:y1="11.144cm" svg:x2="14.491cm" svg:y2="11.144cm">
          <text:p/>
        </draw:line>
        <draw:line draw:style-name="gr3" draw:text-style-name="P3" draw:layer="layout" svg:x1="1.241cm" svg:y1="4.439cm" svg:x2="1.241cm" svg:y2="13.38cm">
          <text:p/>
        </draw:line>
        <draw:line draw:style-name="gr4" draw:text-style-name="P3" draw:layer="layout" svg:x1="1.241cm" svg:y1="4.438cm" svg:x2="2.653cm" svg:y2="4.438cm">
          <text:p/>
        </draw:line>
        <draw:line draw:style-name="gr4" draw:text-style-name="P3" draw:layer="layout" svg:x1="5.166cm" svg:y1="3.957cm" svg:x2="6.13cm" svg:y2="3.957cm">
          <text:p/>
        </draw:line>
        <draw:line draw:style-name="gr4" draw:text-style-name="P3" draw:layer="layout" svg:x1="5.166cm" svg:y1="4.507cm" svg:x2="6.13cm" svg:y2="4.507cm">
          <text:p/>
        </draw:line>
        <draw:line draw:style-name="gr4" draw:text-style-name="P3" draw:layer="layout" svg:x1="5.166cm" svg:y1="4.988cm" svg:x2="6.13cm" svg:y2="4.988cm">
          <text:p/>
        </draw:line>
        <draw:line draw:style-name="gr4" draw:text-style-name="P3" draw:layer="layout" svg:x1="5.166cm" svg:y1="7.946cm" svg:x2="6.13cm" svg:y2="7.946cm">
          <text:p/>
        </draw:line>
        <draw:line draw:style-name="gr4" draw:text-style-name="P3" draw:layer="layout" svg:x1="5.166cm" svg:y1="8.427cm" svg:x2="6.13cm" svg:y2="8.427cm">
          <text:p/>
        </draw:line>
        <draw:line draw:style-name="gr4" draw:text-style-name="P3" draw:layer="layout" svg:x1="5.166cm" svg:y1="8.908cm" svg:x2="6.13cm" svg:y2="8.908cm">
          <text:p/>
        </draw:line>
        <draw:line draw:style-name="gr4" draw:text-style-name="P3" draw:layer="layout" svg:x1="5.097cm" svg:y1="12.897cm" svg:x2="6.061cm" svg:y2="12.897cm">
          <text:p/>
        </draw:line>
        <draw:line draw:style-name="gr4" draw:text-style-name="P3" draw:layer="layout" svg:x1="5.097cm" svg:y1="13.379cm" svg:x2="6.061cm" svg:y2="13.379cm">
          <text:p/>
        </draw:line>
        <draw:line draw:style-name="gr4" draw:text-style-name="P3" draw:layer="layout" svg:x1="5.097cm" svg:y1="13.791cm" svg:x2="6.061cm" svg:y2="13.791cm">
          <text:p/>
        </draw:line>
        <draw:line draw:style-name="gr4" draw:text-style-name="P3" draw:layer="layout" svg:x1="10.124cm" svg:y1="4.369cm" svg:x2="11.088cm" svg:y2="4.369cm">
          <text:p/>
        </draw:line>
        <draw:line draw:style-name="gr4" draw:text-style-name="P3" draw:layer="layout" svg:x1="10.124cm" svg:y1="8.496cm" svg:x2="11.088cm" svg:y2="8.496cm">
          <text:p/>
        </draw:line>
        <draw:line draw:style-name="gr4" draw:text-style-name="P3" draw:layer="layout" svg:x1="10.124cm" svg:y1="13.241cm" svg:x2="11.088cm" svg:y2="13.241cm">
          <text:p/>
        </draw:line>
        <draw:frame draw:style-name="gr5" draw:text-style-name="P4" draw:layer="layout" svg:width="3.752cm" svg:height="1.949cm" svg:x="2.687cm" svg:y="3.78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2.487cm" svg:y="7.406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2.688cm" svg:y="12.658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31cm" svg:y1="8.358cm" svg:x2="2.722cm" svg:y2="8.358cm">
          <text:p/>
        </draw:line>
        <draw:line draw:style-name="gr4" draw:text-style-name="P3" draw:layer="layout" svg:x1="1.241cm" svg:y1="13.38cm" svg:x2="2.722cm" svg:y2="13.311cm">
          <text:p/>
        </draw:line>
        <draw:frame draw:style-name="gr6" draw:text-style-name="P4" draw:layer="layout" svg:width="2.128cm" svg:height="0.806cm" svg:x="11.191cm" svg:y="12.966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1.123cm" svg:y="8.221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1.124cm" svg:y="4.094cm">
          <draw:text-box>
            <text:p><text:span text:style-name="T3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3.959cm" svg:height="3.266cm" svg:x="1.413cm" svg:y="3.063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9cm" svg:height="3.266cm" svg:x="9.435cm" svg:y="3.063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969cm" svg:height="0.662cm" svg:x="4.477cm" svg:y="1cm">
          <draw:text-box>
            <text:p><text:span text:style-name="T4">Mikroøkonomi oppbygging</text:span></text:p>
          </draw:text-box>
        </draw:frame>
        <draw:line draw:style-name="gr10" draw:text-style-name="P3" draw:layer="layout" svg:x1="5.304cm" svg:y1="11.557cm" svg:x2="9.401cm" svg:y2="11.626cm">
          <text:p/>
        </draw:line>
        <draw:line draw:style-name="gr10" draw:text-style-name="P3" draw:layer="layout" svg:x1="5.303cm" svg:y1="11.522cm" svg:x2="5.269cm" svg:y2="7.843cm">
          <text:p/>
        </draw:line>
        <draw:line draw:style-name="gr10" draw:text-style-name="P3" draw:layer="layout" svg:x1="5.253cm" svg:y1="16.421cm" svg:x2="9.35cm" svg:y2="16.49cm">
          <text:p/>
        </draw:line>
        <draw:line draw:style-name="gr10" draw:text-style-name="P3" draw:layer="layout" svg:x1="5.252cm" svg:y1="16.386cm" svg:x2="5.218cm" svg:y2="12.707cm">
          <text:p/>
        </draw:line>
        <draw:path draw:style-name="gr3" draw:text-style-name="P3" draw:layer="layout" svg:width="2.411cm" svg:height="2.406cm" svg:x="5.304cm" svg:y="14.067cm" svg:viewBox="0 0 2412 2407" svg:d="M0 0c2582 0 2410 2407 2410 2407">
          <text:p/>
        </draw:path>
        <draw:frame draw:style-name="gr11" draw:text-style-name="P7" draw:layer="layout" svg:width="2.701cm" svg:height="1.64cm" svg:x="1.413cm" svg:y="7.877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2.334cm" svg:height="2.129cm" svg:x="1.275cm" svg:y="12.692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3.958cm" svg:x="9.676cm" svg:y="7.533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39cm" svg:height="0.365cm" svg:x="9.452cm" svg:y="16.2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388cm" svg:height="0.365cm" svg:x="5.045cm" svg:y="12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3cm" svg:height="0.323cm" svg:x="9.59cm" svg:y="11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342cm" svg:height="0.323cm" svg:x="5.114cm" svg:y="7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662cm" svg:x="7.025cm" svg:y="13.723cm">
          <draw:text-box>
            <text:p><text:span text:style-name="T6">Produksjonsmulighetskurven (PMK)</text:span></text:p>
          </draw:text-box>
        </draw:frame>
        <draw:frame draw:style-name="gr16" draw:text-style-name="P7" draw:layer="layout" svg:width="1.582cm" svg:height="0.662cm" svg:x="1.241cm" svg:y="2.409cm">
          <draw:text-box>
            <text:p><text:span text:style-name="T1">Behov</text:span></text:p>
          </draw:text-box>
        </draw:frame>
        <draw:frame draw:style-name="gr17" draw:text-style-name="P7" draw:layer="layout" svg:width="2.334cm" svg:height="0.662cm" svg:x="9.228cm" svg:y="2.444cm">
          <draw:text-box>
            <text:p><text:span text:style-name="T1">Ressurse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8" draw:text-style-name="P3" draw:layer="layout" svg:x1="3.149cm" svg:y1="17.812cm" svg:x2="9.711cm" svg:y2="17.918cm">
          <text:p/>
        </draw:line>
        <draw:line draw:style-name="gr19" draw:text-style-name="P3" draw:layer="layout" svg:x1="3.19cm" svg:y1="17.832cm" svg:x2="3.19cm" svg:y2="10.408cm">
          <text:p/>
        </draw:line>
        <draw:frame draw:style-name="gr20" draw:text-style-name="P11" draw:layer="layout" svg:width="1.527cm" svg:height="0.662cm" svg:x="7.943cm" svg:y="10.628cm">
          <draw:text-box>
            <text:p><text:span text:style-name="T7">S=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" draw:layer="layout" svg:x1="3.238cm" svg:y1="16.783cm" svg:x2="8.058cm" svg:y2="10.8cm">
          <text:p/>
        </draw:line>
        <draw:frame draw:style-name="gr21" draw:text-style-name="P11" draw:layer="layout" svg:width="0.836cm" svg:height="0.662cm" svg:x="6.036cm" svg:y="17.452cm">
          <draw:text-box>
            <text:p><text:span text:style-name="T7">GI</text:span></text:p>
          </draw:text-box>
        </draw:frame>
        <draw:line draw:style-name="gr22" draw:text-style-name="P3" draw:layer="layout" svg:x1="4.745cm" svg:y1="17.832cm" svg:x2="4.745cm" svg:y2="13.028cm">
          <text:p/>
        </draw:line>
        <draw:line draw:style-name="gr23" draw:text-style-name="P3" draw:layer="layout" svg:x1="3.191cm" svg:y1="13.081cm" svg:x2="4.788cm" svg:y2="13.063cm">
          <text:p/>
        </draw:line>
        <draw:custom-shape draw:style-name="gr24" draw:text-style-name="P9" draw:layer="layout" svg:width="0.438cm" svg:height="0.437cm" svg:x="4.51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161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12.89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8" draw:text-style-name="P3" draw:layer="layout" svg:x1="3.149cm" svg:y1="17.812cm" svg:x2="9.711cm" svg:y2="17.918cm">
          <text:p/>
        </draw:line>
        <draw:line draw:style-name="gr19" draw:text-style-name="P3" draw:layer="layout" svg:x1="3.19cm" svg:y1="17.832cm" svg:x2="3.19cm" svg:y2="10.408cm">
          <text:p/>
        </draw:line>
        <draw:frame draw:style-name="gr20" draw:text-style-name="P11" draw:layer="layout" svg:width="1.527cm" svg:height="0.662cm" svg:x="7.943cm" svg:y="10.628cm">
          <draw:text-box>
            <text:p><text:span text:style-name="T7">S=G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3" draw:layer="layout" svg:x1="3.238cm" svg:y1="16.783cm" svg:x2="8.058cm" svg:y2="10.8cm">
          <text:p/>
        </draw:line>
        <draw:frame draw:style-name="gr21" draw:text-style-name="P11" draw:layer="layout" svg:width="0.836cm" svg:height="0.662cm" svg:x="6.036cm" svg:y="17.452cm">
          <draw:text-box>
            <text:p><text:span text:style-name="T7">GI</text:span></text:p>
          </draw:text-box>
        </draw:frame>
        <draw:line draw:style-name="gr22" draw:text-style-name="P3" draw:layer="layout" svg:x1="4.745cm" svg:y1="17.832cm" svg:x2="4.745cm" svg:y2="13.028cm">
          <text:p/>
        </draw:line>
        <draw:line draw:style-name="gr23" draw:text-style-name="P3" draw:layer="layout" svg:x1="3.191cm" svg:y1="13.081cm" svg:x2="4.788cm" svg:y2="13.063cm">
          <text:p/>
        </draw:line>
        <draw:custom-shape draw:style-name="gr24" draw:text-style-name="P9" draw:layer="layout" svg:width="0.438cm" svg:height="0.437cm" svg:x="4.512cm" svg:y="1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161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12.89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8" draw:text-style-name="P3" draw:layer="layout" svg:x1="3.149cm" svg:y1="18.212cm" svg:x2="9.711cm" svg:y2="18.318cm">
          <text:p/>
        </draw:line>
        <draw:line draw:style-name="gr19" draw:text-style-name="P3" draw:layer="layout" svg:x1="3.19cm" svg:y1="18.232cm" svg:x2="3.19cm" svg:y2="10.808cm">
          <text:p/>
        </draw:line>
        <draw:frame draw:style-name="gr20" draw:text-style-name="P11" draw:layer="layout" svg:width="1.527cm" svg:height="0.662cm" svg:x="7.943cm" svg:y="11.028cm">
          <draw:text-box>
            <text:p><text:span text:style-name="T7">S=GK</text:span></text:p>
          </draw:text-box>
        </draw:frame>
        <draw:line draw:style-name="gr2" draw:text-style-name="P3" draw:layer="layout" svg:x1="3.192cm" svg:y1="11.9cm" svg:x2="9.091cm" svg:y2="18.25cm">
          <text:p/>
        </draw:line>
        <draw:line draw:style-name="gr2" draw:text-style-name="P3" draw:layer="layout" svg:x1="3.191cm" svg:y1="11.893cm" svg:x2="6.164cm" svg:y2="18.249cm">
          <text:p/>
        </draw:line>
        <draw:line draw:style-name="gr2" draw:text-style-name="P3" draw:layer="layout" svg:x1="3.238cm" svg:y1="17.183cm" svg:x2="8.058cm" svg:y2="11.2cm">
          <text:p/>
        </draw:line>
        <draw:frame draw:style-name="gr21" draw:text-style-name="P11" draw:layer="layout" svg:width="0.836cm" svg:height="0.662cm" svg:x="6.036cm" svg:y="17.852cm">
          <draw:text-box>
            <text:p><text:span text:style-name="T7">GI</text:span></text:p>
          </draw:text-box>
        </draw:frame>
        <draw:line draw:style-name="gr22" draw:text-style-name="P3" draw:layer="layout" svg:x1="4.745cm" svg:y1="18.232cm" svg:x2="4.745cm" svg:y2="13.428cm">
          <text:p/>
        </draw:line>
        <draw:line draw:style-name="gr23" draw:text-style-name="P3" draw:layer="layout" svg:x1="3.191cm" svg:y1="13.481cm" svg:x2="4.788cm" svg:y2="13.463cm">
          <text:p/>
        </draw:line>
        <draw:custom-shape draw:style-name="gr24" draw:text-style-name="P9" draw:layer="layout" svg:width="0.438cm" svg:height="0.437cm" svg:x="4.512cm" svg:y="15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3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54cm" svg:height="0.323cm" svg:x="2.58cm" svg:y="13.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9" draw:layer="layout" svg:width="0.443cm" svg:height="0.323cm" svg:x="2.649cm" svg:y="11.7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9" draw:layer="layout" svg:width="0.446cm" svg:height="0.323cm" svg:x="8.848cm" svg:y="18.3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9" draw:layer="layout" svg:width="0.443cm" svg:height="0.323cm" svg:x="2.718cm" svg:y="17.0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443cm" svg:height="0.323cm" svg:x="6.025cm" svg:y="18.3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0.297cm" svg:height="0.323cm" svg:x="4.51cm" svg:y="18.3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204cm" svg:height="0.323cm" svg:x="3.032cm" svg:y="10.43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446cm" svg:height="0.323cm" svg:x="8.748cm" svg:y="10.0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9" draw:layer="layout" svg:width="0.666cm" svg:height="0.323cm" svg:x="5.165cm" svg:y="9.99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22" draw:text-style-name="P3" draw:layer="layout" svg:x1="5.5cm" svg:y1="18.15cm" svg:x2="5.534cm" svg:y2="14.291cm">
          <text:p/>
        </draw:line>
        <draw:custom-shape draw:style-name="gr24" draw:text-style-name="P9" draw:layer="layout" svg:width="0.438cm" svg:height="0.437cm" svg:x="5.313cm" svg:y="14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3.192cm" svg:y1="15.281cm" svg:x2="4.789cm" svg:y2="15.263cm">
          <text:p/>
        </draw:line>
        <draw:frame draw:style-name="gr14" draw:text-style-name="P9" draw:layer="layout" svg:width="0.52cm" svg:height="0.323cm" svg:x="5.311cm" svg:y="18.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9" draw:layer="layout" svg:width="0.557cm" svg:height="0.364cm" svg:x="3.512cm" svg:y="14.18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498cm" svg:height="0.364cm" svg:x="3.513cm" svg:y="15.6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35cm" svg:height="0.322cm" svg:x="4.913cm" svg:y="14.18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9" draw:layer="layout" svg:width="0.444cm" svg:height="0.323cm" svg:x="2.58cm" svg:y="15.0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6" draw:text-style-name="P11" draw:layer="layout" svg:width="1.586cm" svg:height="0.662cm" svg:x="8.77cm" svg:y="17.561cm">
          <draw:text-box>
            <text:p><text:span text:style-name="T7">E=MBV</text:span></text:p>
          </draw:text-box>
        </draw:frame>
        <draw:frame draw:style-name="gr14" draw:text-style-name="P9" draw:layer="layout" svg:width="0.23cm" svg:height="0.323cm" svg:x="9.881cm" svg:y="18.1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3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=MBV</text:span></text:p>
          </draw:text-box>
        </draw:frame>
        <draw:frame draw:style-name="gr14" draw:text-style-name="P9" draw:layer="layout" svg:width="0.443cm" svg:height="0.323cm" svg:x="2.649cm" svg:y="3.0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32cm" svg:height="0.323cm" svg:x="3.511cm" svg:y="4.6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9" draw:layer="layout" svg:width="0.812cm" svg:height="0.323cm" svg:x="2.28cm" svg:y="5.59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9" draw:layer="layout" svg:width="0.411cm" svg:height="0.322cm" svg:x="3.513cm" svg:y="6.48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32cm" svg:height="0.322cm" svg:x="3.513cm" svg:y="12.88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6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5.49cm" fo:page-height="19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01cm" svg:height="7.047cm" svg:x="2.896cm" svg:y="2.397cm"/>
      <draw:page-thumbnail draw:layer="backgroundobjects" svg:width="5.501cm" svg:height="7.047cm" svg:x="2.896cm" svg:y="10.445cm"/>
      <draw:page-thumbnail draw:layer="backgroundobjects" svg:width="5.501cm" svg:height="7.047cm" svg:x="2.896cm" svg:y="18.493cm"/>
      <draw:page-thumbnail draw:layer="backgroundobjects" svg:width="5.501cm" svg:height="7.047cm" svg:x="13.191cm" svg:y="2.397cm"/>
      <draw:page-thumbnail draw:layer="backgroundobjects" svg:width="5.501cm" svg:height="7.047cm" svg:x="13.191cm" svg:y="10.445cm"/>
      <draw:page-thumbnail draw:layer="backgroundobjects" svg:width="5.501cm" svg:height="7.047cm" svg:x="13.191cm" svg:y="18.493cm"/>
    </style:handout-master>
    <style:master-page style:name="Default" style:page-layout-name="PM1" draw:style-name="Mdp1">
      <draw:frame presentation:style-name="Default-title" draw:layer="backgroundobjects" svg:width="12.14cm" svg:height="2.978cm" svg:x="1.674cm" svg:y="1.711cm" presentation:class="title" presentation:placeholder="true">
        <draw:text-box/>
      </draw:frame>
      <draw:frame presentation:style-name="Default-outline1" draw:layer="backgroundobjects" svg:width="12.14cm" svg:height="10.346cm" svg:x="1.674cm" svg:y="5.17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3-03-26T12:29:23.452452664</dc:date>
    <meta:editing-duration>P2DT3H22M34S</meta:editing-duration>
    <meta:editing-cycles>342</meta:editing-cycles>
    <meta:generator>LibreOffice/7.5.2.2$Linux_X86_64 LibreOffice_project/50$Build-2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n>50</mn>
    <annotation encoding="StarMath 5.0">50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i mathvariant="italic">PO</mi>
    <annotation encoding="StarMath 5.0">PO</annotation>
  </semantics>
</math>
</file>

<file path=Object 14/content.xml><?xml version="1.0" encoding="utf-8"?>
<math xmlns="http://www.w3.org/1998/Math/MathML" display="block">
  <semantics>
    <mn>500</mn>
    <annotation encoding="StarMath 5.0">500</annotation>
  </semantics>
</math>
</file>

<file path=Object 15/content.xml><?xml version="1.0" encoding="utf-8"?>
<math xmlns="http://www.w3.org/1998/Math/MathML" display="block">
  <semantics>
    <mn>250</mn>
    <annotation encoding="StarMath 5.0">250</annotation>
  </semantics>
</math>
</file>

<file path=Object 16/content.xml><?xml version="1.0" encoding="utf-8"?>
<math xmlns="http://www.w3.org/1998/Math/MathML" display="block">
  <semantics>
    <mn>100</mn>
    <annotation encoding="StarMath 5.0">100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n>66.67</mn>
    <annotation encoding="StarMath 5.0">66.67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n>66.7</mn>
    <annotation encoding="StarMath 5.0">66.7</annotation>
  </semantics>
</math>
</file>

<file path=Object 21/content.xml><?xml version="1.0" encoding="utf-8"?>
<math xmlns="http://www.w3.org/1998/Math/MathML" display="block">
  <semantics>
    <mn>300</mn>
    <annotation encoding="StarMath 5.0">300</annotation>
  </semantics>
</math>
</file>

<file path=Object 22/content.xml><?xml version="1.0" encoding="utf-8"?>
<math xmlns="http://www.w3.org/1998/Math/MathML" display="block">
  <semantics>
    <mi mathvariant="italic">KO</mi>
    <annotation encoding="StarMath 5.0">KO</annotation>
  </semantics>
</math>
</file>

<file path=Object 23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24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25/content.xml><?xml version="1.0" encoding="utf-8"?>
<math xmlns="http://www.w3.org/1998/Math/MathML" display="block">
  <semantics>
    <mi mathvariant="italic">ST</mi>
    <annotation encoding="StarMath 5.0">ST</annotation>
  </semantics>
</math>
</file>

<file path=Object 26/content.xml><?xml version="1.0" encoding="utf-8"?>
<math xmlns="http://www.w3.org/1998/Math/MathML" display="block">
  <semantics>
    <mn>366.67</mn>
    <annotation encoding="StarMath 5.0">366.67</annotation>
  </semantics>
</math>
</file>

<file path=Object 27/content.xml><?xml version="1.0" encoding="utf-8"?>
<math xmlns="http://www.w3.org/1998/Math/MathML" display="block">
  <semantics>
    <mi mathvariant="italic">KO</mi>
    <annotation encoding="StarMath 5.0">KO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n>400</mn>
    <annotation encoding="StarMath 5.0">400</annotation>
  </semantics>
</math>
</file>

<file path=Object 487/content.xml><?xml version="1.0" encoding="utf-8"?>
<math xmlns="http://www.w3.org/1998/Math/MathML" display="block">
  <semantics>
    <mn>500</mn>
    <annotation encoding="StarMath 5.0">500</annotation>
  </semantics>
</math>
</file>

<file path=Object 488/content.xml><?xml version="1.0" encoding="utf-8"?>
<math xmlns="http://www.w3.org/1998/Math/MathML" display="block">
  <semantics>
    <mn>250</mn>
    <annotation encoding="StarMath 5.0">250</annotation>
  </semantics>
</math>
</file>

<file path=Object 489/content.xml><?xml version="1.0" encoding="utf-8"?>
<math xmlns="http://www.w3.org/1998/Math/MathML" display="block">
  <semantics>
    <mn>100</mn>
    <annotation encoding="StarMath 5.0">100</annotation>
  </semantics>
</math>
</file>

<file path=Object 490/content.xml><?xml version="1.0" encoding="utf-8"?>
<math xmlns="http://www.w3.org/1998/Math/MathML" display="block">
  <semantics>
    <mn>125</mn>
    <annotation encoding="StarMath 5.0">125</annotation>
  </semantics>
</math>
</file>

<file path=Object 491/content.xml><?xml version="1.0" encoding="utf-8"?>
<math xmlns="http://www.w3.org/1998/Math/MathML" display="block">
  <semantics>
    <mn>50</mn>
    <annotation encoding="StarMath 5.0">50</annotation>
  </semantics>
</math>
</file>

<file path=Object 492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n>400</mn>
    <annotation encoding="StarMath 5.0">400</annotation>
  </semantics>
</math>
</file>

<file path=Object 499/content.xml><?xml version="1.0" encoding="utf-8"?>
<math xmlns="http://www.w3.org/1998/Math/MathML" display="block">
  <semantics>
    <mn>500</mn>
    <annotation encoding="StarMath 5.0">500</annotation>
  </semantics>
</math>
</file>

<file path=Object 5/content.xml><?xml version="1.0" encoding="utf-8"?>
<math xmlns="http://www.w3.org/1998/Math/MathML" display="block">
  <semantics>
    <mn>400</mn>
    <annotation encoding="StarMath 5.0">400</annotation>
  </semantics>
</math>
</file>

<file path=Object 500/content.xml><?xml version="1.0" encoding="utf-8"?>
<math xmlns="http://www.w3.org/1998/Math/MathML" display="block">
  <semantics>
    <mn>250</mn>
    <annotation encoding="StarMath 5.0">250</annotation>
  </semantics>
</math>
</file>

<file path=Object 501/content.xml><?xml version="1.0" encoding="utf-8"?>
<math xmlns="http://www.w3.org/1998/Math/MathML" display="block">
  <semantics>
    <mn>100</mn>
    <annotation encoding="StarMath 5.0">100</annotation>
  </semantics>
</math>
</file>

<file path=Object 502/content.xml><?xml version="1.0" encoding="utf-8"?>
<math xmlns="http://www.w3.org/1998/Math/MathML" display="block">
  <semantics>
    <mn>400</mn>
    <annotation encoding="StarMath 5.0">400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X</mi>
    <annotation encoding="StarMath 5.0">X</annotation>
  </semantics>
</math>
</file>

<file path=Object 540/content.xml><?xml version="1.0" encoding="utf-8"?>
<math xmlns="http://www.w3.org/1998/Math/MathML" display="block">
  <semantics>
    <mn>400</mn>
    <annotation encoding="StarMath 5.0">400</annotation>
  </semantics>
</math>
</file>

<file path=Object 541/content.xml><?xml version="1.0" encoding="utf-8"?>
<math xmlns="http://www.w3.org/1998/Math/MathML" display="block">
  <semantics>
    <mn>500</mn>
    <annotation encoding="StarMath 5.0">500</annotation>
  </semantics>
</math>
</file>

<file path=Object 542/content.xml><?xml version="1.0" encoding="utf-8"?>
<math xmlns="http://www.w3.org/1998/Math/MathML" display="block">
  <semantics>
    <mn>250</mn>
    <annotation encoding="StarMath 5.0">250</annotation>
  </semantics>
</math>
</file>

<file path=Object 543/content.xml><?xml version="1.0" encoding="utf-8"?>
<math xmlns="http://www.w3.org/1998/Math/MathML" display="block">
  <semantics>
    <mn>100</mn>
    <annotation encoding="StarMath 5.0">100</annotation>
  </semantics>
</math>
</file>

<file path=Object 544/content.xml><?xml version="1.0" encoding="utf-8"?>
<math xmlns="http://www.w3.org/1998/Math/MathML" display="block">
  <semantics>
    <mn>125</mn>
    <annotation encoding="StarMath 5.0">125</annotation>
  </semantics>
</math>
</file>

<file path=Object 545/content.xml><?xml version="1.0" encoding="utf-8"?>
<math xmlns="http://www.w3.org/1998/Math/MathML" display="block">
  <semantics>
    <mn>50</mn>
    <annotation encoding="StarMath 5.0">50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i>X</mi>
    <annotation encoding="StarMath 5.0">X</annotation>
  </semantics>
</math>
</file>

<file path=Object 548/content.xml><?xml version="1.0" encoding="utf-8"?>
<math xmlns="http://www.w3.org/1998/Math/MathML" display="block">
  <semantics>
    <mn>400</mn>
    <annotation encoding="StarMath 5.0">400</annotation>
  </semantics>
</math>
</file>

<file path=Object 549/content.xml><?xml version="1.0" encoding="utf-8"?>
<math xmlns="http://www.w3.org/1998/Math/MathML" display="block">
  <semantics>
    <mn>500</mn>
    <annotation encoding="StarMath 5.0">500</annotation>
  </semantics>
</math>
</file>

<file path=Object 550/content.xml><?xml version="1.0" encoding="utf-8"?>
<math xmlns="http://www.w3.org/1998/Math/MathML" display="block">
  <semantics>
    <mn>250</mn>
    <annotation encoding="StarMath 5.0">250</annotation>
  </semantics>
</math>
</file>

<file path=Object 551/content.xml><?xml version="1.0" encoding="utf-8"?>
<math xmlns="http://www.w3.org/1998/Math/MathML" display="block">
  <semantics>
    <mn>100</mn>
    <annotation encoding="StarMath 5.0">100</annotation>
  </semantics>
</math>
</file>

<file path=Object 552/content.xml><?xml version="1.0" encoding="utf-8"?>
<math xmlns="http://www.w3.org/1998/Math/MathML" display="block">
  <semantics>
    <mi>P</mi>
    <annotation encoding="StarMath 5.0">P</annotation>
  </semantics>
</math>
</file>

<file path=Object 553/content.xml><?xml version="1.0" encoding="utf-8"?>
<math xmlns="http://www.w3.org/1998/Math/MathML" display="block">
  <semantics>
    <mi>X</mi>
    <annotation encoding="StarMath 5.0">X</annotation>
  </semantics>
</math>
</file>

<file path=Object 554/content.xml><?xml version="1.0" encoding="utf-8"?>
<math xmlns="http://www.w3.org/1998/Math/MathML" display="block">
  <semantics>
    <mn>400</mn>
    <annotation encoding="StarMath 5.0">400</annotation>
  </semantics>
</math>
</file>

<file path=Object 6/content.xml><?xml version="1.0" encoding="utf-8"?>
<math xmlns="http://www.w3.org/1998/Math/MathML" display="block">
  <semantics>
    <mn>500</mn>
    <annotation encoding="StarMath 5.0">500</annotation>
  </semantics>
</math>
</file>

<file path=Object 7/content.xml><?xml version="1.0" encoding="utf-8"?>
<math xmlns="http://www.w3.org/1998/Math/MathML" display="block">
  <semantics>
    <mn>250</mn>
    <annotation encoding="StarMath 5.0">250</annotation>
  </semantics>
</math>
</file>

<file path=Object 8/content.xml><?xml version="1.0" encoding="utf-8"?>
<math xmlns="http://www.w3.org/1998/Math/MathML" display="block">
  <semantics>
    <mn>100</mn>
    <annotation encoding="StarMath 5.0">100</annotation>
  </semantics>
</math>
</file>

<file path=Object 9/content.xml><?xml version="1.0" encoding="utf-8"?>
<math xmlns="http://www.w3.org/1998/Math/MathML" display="block">
  <semantics>
    <mn>125</mn>
    <annotation encoding="StarMath 5.0">125</annotation>
  </semantics>
</math>
</file>